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9dd" officeooo:paragraph-rsid="000329dd"/>
    </style:style>
    <style:style style:name="P2" style:family="paragraph" style:parent-style-name="Standard">
      <style:text-properties fo:font-style="normal" fo:font-weight="normal" officeooo:rsid="000329dd" officeooo:paragraph-rsid="000329d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0329dd" officeooo:paragraph-rsid="000329dd" fo:background-color="#ffff00"/>
    </style:style>
    <style:style style:name="P5" style:family="paragraph" style:parent-style-name="Standard">
      <style:text-properties officeooo:rsid="000329dd" officeooo:paragraph-rsid="000329dd" fo:background-color="transparent"/>
    </style:style>
    <style:style style:name="P6" style:family="paragraph" style:parent-style-name="Standard">
      <style:text-properties officeooo:rsid="000329dd" officeooo:paragraph-rsid="000329dd" fo:background-color="#ffde59"/>
    </style:style>
    <style:style style:name="P7" style:family="paragraph" style:parent-style-name="Standard">
      <style:paragraph-properties style:writing-mode="lr-tb"/>
      <style:text-properties style:font-name="Liberation Serif" fo:font-size="12pt" officeooo:paragraph-rsid="00061a43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07af27" officeooo:paragraph-rsid="0007af27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07af27" officeooo:paragraph-rsid="000a2e57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0a2e57" officeooo:paragraph-rsid="000a2e57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Liberation Serif" fo:font-size="12pt" officeooo:rsid="000cef92" officeooo:paragraph-rsid="000cef92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Liberation Serif" fo:font-size="12pt" officeooo:rsid="000da8e4" officeooo:paragraph-rsid="000da8e4" style:font-size-asian="12pt" style:font-size-complex="12pt"/>
    </style:style>
    <style:style style:name="P13" style:family="paragraph" style:parent-style-name="Standard">
      <style:paragraph-properties style:writing-mode="lr-tb"/>
      <style:text-properties style:font-name="Liberation Serif" fo:font-size="12pt" officeooo:rsid="000da8e4" officeooo:paragraph-rsid="000da8e4" fo:background-color="#ffff00" style:font-size-asian="12pt" style:font-size-complex="12pt"/>
    </style:style>
    <style:style style:name="P14" style:family="paragraph" style:parent-style-name="Standard">
      <style:paragraph-properties style:writing-mode="lr-tb"/>
      <style:text-properties style:font-name="Liberation Serif" fo:font-size="12pt" officeooo:rsid="0007af27" officeooo:paragraph-rsid="0007af27" fo:background-color="#ffff00" style:font-size-asian="12pt" style:font-size-complex="12pt"/>
    </style:style>
    <style:style style:name="P15" style:family="paragraph" style:parent-style-name="Standard">
      <style:paragraph-properties style:writing-mode="lr-tb"/>
      <style:text-properties style:font-name="Liberation Serif" fo:font-size="12pt" officeooo:rsid="000cef92" officeooo:paragraph-rsid="000cef92" fo:background-color="#ffff00" style:font-size-asian="12pt" style:font-size-complex="12pt"/>
    </style:style>
    <style:style style:name="P16" style:family="paragraph" style:parent-style-name="Standard">
      <style:paragraph-properties style:writing-mode="lr-tb"/>
      <style:text-properties style:font-name="Liberation Serif" fo:font-size="12pt" officeooo:paragraph-rsid="00061a43" fo:background-color="#ffff00" style:font-size-asian="12pt" style:font-size-complex="12pt"/>
    </style:style>
    <style:style style:name="P17" style:family="paragraph" style:parent-style-name="Standard">
      <style:paragraph-properties style:writing-mode="lr-tb"/>
      <style:text-properties style:font-name="Liberation Serif" fo:font-size="12pt" officeooo:rsid="000da8e4" officeooo:paragraph-rsid="000da8e4" fo:background-color="#ffde59" style:font-size-asian="12pt" style:font-size-complex="12pt"/>
    </style:style>
    <style:style style:name="P18" style:family="paragraph" style:parent-style-name="Standard">
      <style:text-properties fo:background-color="#ffff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8c4b7"/>
    </style:style>
    <style:style style:name="T3" style:family="text">
      <style:text-properties officeooo:rsid="000a2e57"/>
    </style:style>
    <style:style style:name="T4" style:family="text">
      <style:text-properties officeooo:rsid="000c0870"/>
    </style:style>
    <style:style style:name="T5" style:family="text">
      <style:text-properties officeooo:rsid="000da8e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9a7d0" fo:background-color="#ffff00" loext:char-shading-value="0"/>
    </style:style>
    <style:style style:name="T8" style:family="text">
      <style:text-properties officeooo:rsid="0016c549" fo:background-color="#ffff00" loext:char-shading-value="0"/>
    </style:style>
    <style:style style:name="T9" style:family="text">
      <style:text-properties officeooo:rsid="001f14c6"/>
    </style:style>
    <style:style style:name="T10" style:family="text">
      <style:text-properties officeooo:rsid="002b24ff"/>
    </style:style>
    <style:style style:name="T11" style:family="text">
      <style:text-properties officeooo:rsid="00316dd1"/>
    </style:style>
    <style:style style:name="T12" style:family="text">
      <style:text-properties officeooo:rsid="003d18fc"/>
    </style:style>
    <style:style style:name="T13" style:family="text">
      <style:text-properties officeooo:rsid="003e1f1c"/>
    </style:style>
    <style:style style:name="T14" style:family="text">
      <style:text-properties officeooo:rsid="000329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9">žlutá – hotovo</text:span></text:p>
      <text:p text:style-name="Standard">- <text:span text:style-name="T9">modrá – domluvit s Radkem</text:span></text:p>
      <text:p text:style-name="Standard">- <text:span text:style-name="T9">zelená – Radek</text:span></text:p>
      <text:p text:style-name="Standard">- <text:span text:style-name="T10">ruzova – z pohledu Semanticke analyzy hotovo, pak mozna v generovani kodu</text:span></text:p>
      <text:p text:style-name="Standard">- <text:span text:style-name="T11">oranzova – asi pouze pro generovani kodu</text:span></text:p>
      <text:p text:style-name="Standard"/>
      <text:p text:style-name="Standard">Proměnné</text:p>
      <text:p text:style-name="Standard">---------------</text:p>
      <text:p text:style-name="Standard">- <text:span text:style-name="T6">V rámci jednoho bloku nelze definovat více proměnných stejného jména. - chyba 3</text:span></text:p>
      <text:p text:style-name="P3">- Nelze definovat proměnnou stejného jména jako již některá deklarovaná nebo definovaná funkce.</text:p>
      <text:p text:style-name="P18">- Není-li typ inicializačního výrazu staticky (při překladu) kompatibilní s typem inicializované proměnné, jde o chybu 4 (typ výrazu lze odvodit staticky)</text:p>
      <text:p text:style-name="P3">- <text:span text:style-name="T14">Použití proměnné bez předchozí definice – chyba 3</text:span></text:p>
      <text:p text:style-name="Standard"/>
      <text:p text:style-name="P1">Funkce</text:p>
      <text:p text:style-name="P1">--------------</text:p>
      <text:p text:style-name="P1">- <text:span text:style-name="T6">definice více funkcí stejného jména – chyba 3</text:span></text:p>
      <text:p text:style-name="P5">- <text:span text:style-name="T6">pokud funkce dříve nebyla </text:span><text:span text:style-name="T7">nez </text:span><text:span text:style-name="T6">deklarována – </text:span><text:span text:style-name="T8">volání funkce </text:span><text:span text:style-name="T6">– chyba 3</text:span></text:p>
      <text:p text:style-name="P1">-<text:span text:style-name="T6"> vícenásobné deklarování funkce – chyba 3</text:span></text:p>
      <text:p text:style-name="P4">- u deklarace a definice funkce neodpovídají seznamy parametrů nebo seznamy návratových typů – chyba 3</text:p>
      <text:p text:style-name="P4">- deklarovaná funkce není následně definována – chyba 3</text:p>
      <text:p text:style-name="P6">- v případě neprovedení žádného příkazu return bude navrácen odpovídající počet hodnot nil</text:p>
      <text:p text:style-name="P4">- typy návratových hodnot neodpovídají hlavičce funkce – chyba 5</text:p>
      <text:p text:style-name="P1"/>
      <text:p text:style-name="P1"/>
      <text:p text:style-name="P4">- parametry funkce jsou chápány jako předdefinované lokální proměnné</text:p>
      <text:p text:style-name="Standard"/>
      <text:p text:style-name="Standard"/>
      <text:p text:style-name="P4">Příkaz definice proměnné (local id : datovy_typ = init_vyraz_ci_volani_fce)</text:p>
      <text:p text:style-name="P1">-------------------------------</text:p>
      <text:p text:style-name="P4">- proměnná již byla v bloku definována – chyba 3</text:p>
      <text:p text:style-name="P4">- pokud neni inicializace, je hodnota promenne nastavena na <text:span text:style-name="T1">nil</text:span></text:p>
      <text:p text:style-name="P2"/>
      <text:p text:style-name="P2"/>
      <text:p text:style-name="P2">Příkaz přiřazení</text:p>
      <text:p text:style-name="P2">--------------------</text:p>
      <text:p text:style-name="P16">- Všechny proměnné nalevo od = musí být dříve definované a platné</text:p>
      <text:p text:style-name="P16">- <text:span text:style-name="T12">musi sedet datove typy vyrazu a promenne, do ktere bude prirazen</text:span></text:p>
      <text:p text:style-name="P7"/>
      <text:p text:style-name="P8">Volání funkce <text:span text:style-name="T2">(uživatelské funkce)</text:span></text:p>
      <text:p text:style-name="P8">-------------------</text:p>
      <text:p text:style-name="P14">- <text:span text:style-name="T3">jiný počet nebo typ parametrů, než je v hlavičce funkce – chyba 5</text:span></text:p>
      <text:p text:style-name="P14">- <text:span text:style-name="T4">funkce vrací méně hodnot, než očekávají proměnné id1 – idn – chyba 5</text:span></text:p>
      <text:p text:style-name="P14">- <text:span text:style-name="T4">funkce vrací více hodnot – jsou zahazovány</text:span></text:p>
      <text:p text:style-name="P14">- <text:span text:style-name="T4">typová nekompatibilita mezi návratovou hodnoutou a typem proměnné – chyba 5</text:span></text:p>
      <text:p text:style-name="P8"/>
      <text:p text:style-name="P8"/>
      <text:p text:style-name="P8"/>
      <text:p text:style-name="P15">Volání funkce bez navrácení hodnoty</text:p>
      <text:p text:style-name="P15">-----------------------------------------------</text:p>
      <text:p text:style-name="P15">- <text:span text:style-name="T5">pokud nesedí počet nebo typ parametrů volání a definice funkce</text:span></text:p>
      <text:p text:style-name="P11"><text:soft-page-break/></text:p>
      <text:p text:style-name="P12">Návrat z funkce</text:p>
      <text:p text:style-name="P12">---------------------</text:p>
      <text:p text:style-name="P17">- chybějící návratové typy jsou doplněny hodnotou nil</text:p>
      <text:p text:style-name="P13">- přebývající – chyba 5</text:p>
      <text:p text:style-name="P12"/>
      <text:p text:style-name="P8"/>
      <text:p text:style-name="P10">Volání funkce (vestavěné funkce) – <text:span text:style-name="T13">TODO preddefinovat v globalni tabulce</text:span></text:p>
      <text:p text:style-name="P10">-------------------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0:57:08.843590956</meta:creation-date>
    <dc:date>2021-11-25T09:30:10.073364782</dc:date>
    <meta:editing-duration>PT6H54M30S</meta:editing-duration>
    <meta:editing-cycles>49</meta:editing-cycles>
    <meta:generator>LibreOffice/7.0.5.2$Linux_X86_64 LibreOffice_project/00$Build-2</meta:generator>
    <meta:document-statistic meta:table-count="0" meta:image-count="0" meta:object-count="0" meta:page-count="2" meta:paragraph-count="44" meta:word-count="317" meta:character-count="2181" meta:non-whitespace-character-count="1887"/>
  </office:meta>
</office:document-meta>
</file>